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2cm" svg:x="4cm" svg:y="4cm">
          <draw:glue-point draw:id="4" svg:x="0cm" svg:y="0.666cm"/>
          <text:p text:style-name="P1">Create</text:p>
          <text:p text:style-name="P1">tourna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11cm" svg:y="4cm">
          <text:p text:style-name="P2"><text:span text:style-name="T1">Add</text:span></text:p>
          <text:p text:style-name="P2"><text:span text:style-name="T1">Competit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9cm" svg:y1="5cm" svg:x2="11cm" svg:y2="5cm" draw:start-shape="id1" draw:start-glue-point="1" draw:end-shape="id2" draw:end-glue-point="3" svg:d="M9000 5000h501 998 501" svg:viewBox="0 0 2001 1">
          <text:p/>
        </draw:connector>
        <draw:custom-shape draw:style-name="gr3" draw:text-style-name="P4" xml:id="id3" draw:id="id3" draw:layer="layout" svg:width="1cm" svg:height="1cm" svg:x="18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s" svg:x1="16cm" svg:y1="5cm" svg:x2="18cm" svg:y2="5cm" draw:start-shape="id2" draw:start-glue-point="1" draw:end-shape="id3" draw:end-glue-point="5" svg:d="M16000 5000h501 998 501" svg:viewBox="0 0 2001 1">
          <text:p/>
        </draw:connector>
        <draw:connector draw:style-name="gr2" draw:text-style-name="P3" draw:layer="layout" draw:type="lines" draw:line-skew="-0.999cm -0.499cm" svg:x1="18.5cm" svg:y1="4.5cm" svg:x2="13.5cm" svg:y2="4cm" draw:start-shape="id3" draw:start-glue-point="4" draw:end-shape="id2" draw:end-glue-point="0" svg:d="M18500 4500v-1500h-5000v1000" svg:viewBox="0 0 5001 1501">
          <text:p/>
        </draw:connector>
        <draw:custom-shape draw:style-name="gr1" draw:text-style-name="P2" draw:layer="layout" svg:width="5cm" svg:height="2cm" svg:x="21cm" svg:y="4cm">
          <text:p text:style-name="P2"><text:span text:style-name="T1">Generate</text:span></text:p>
          <text:p text:style-name="P2"><text:span text:style-name="T1">Tree batt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1cm" svg:y1="5cm" svg:x2="21cm" svg:y2="5cm">
          <text:p/>
        </draw:line>
        <draw:custom-shape draw:style-name="gr3" draw:text-style-name="P4" xml:id="id4" draw:id="id4" draw:layer="layout" svg:width="1cm" svg:height="1cm" svg:x="23cm" svg:y="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3.5cm" svg:y1="6cm" svg:x2="23.5cm" svg:y2="8.5cm">
          <text:p/>
        </draw:line>
        <draw:custom-shape draw:style-name="gr1" draw:text-style-name="P2" xml:id="id5" draw:id="id5" draw:layer="layout" svg:width="5cm" svg:height="2cm" svg:x="16cm" svg:y="8cm">
          <text:p text:style-name="P2"><text:span text:style-name="T1">Manually</text:span></text:p>
          <text:p text:style-name="P2"><text:span text:style-name="T1">Battle organis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cm" svg:height="2cm" svg:x="21cm" svg:y="12cm">
          <text:p text:style-name="P2"><text:span text:style-name="T1">Automatic</text:span></text:p>
          <text:p text:style-name="P2"><text:span text:style-name="T1">Battle organis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23cm" svg:y1="9cm" svg:x2="21cm" svg:y2="9cm" draw:start-shape="id4" draw:start-glue-point="5" draw:end-shape="id5" draw:end-glue-point="1" svg:d="M23000 9000h-501-998-501" svg:viewBox="0 0 2001 1">
          <text:p/>
        </draw:connector>
        <draw:connector draw:style-name="gr2" draw:text-style-name="P3" draw:layer="layout" draw:type="lines" svg:x1="23.5cm" svg:y1="9.5cm" svg:x2="23.5cm" svg:y2="12cm" draw:start-shape="id4" draw:start-glue-point="6" draw:end-shape="id6" draw:end-glue-point="0" svg:d="M23500 9500v502 1497 501" svg:viewBox="0 0 1 2501">
          <text:p/>
        </draw:connector>
        <draw:custom-shape draw:style-name="gr3" draw:text-style-name="P4" xml:id="id7" draw:id="id7" draw:layer="layout" svg:width="1cm" svg:height="1cm" svg:x="18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1cm" svg:y1="13cm" svg:x2="19cm" svg:y2="13cm">
          <text:p/>
        </draw:line>
        <draw:connector draw:style-name="gr2" draw:text-style-name="P3" draw:layer="layout" draw:type="lines" svg:x1="18.5cm" svg:y1="10cm" svg:x2="18.5cm" svg:y2="12.5cm" draw:start-shape="id5" draw:start-glue-point="2" draw:end-shape="id7" draw:end-glue-point="4" svg:d="M18500 10000v501 1498 501" svg:viewBox="0 0 1 2501">
          <text:p/>
        </draw:connector>
        <draw:custom-shape draw:style-name="gr1" draw:text-style-name="P2" xml:id="id8" draw:id="id8" draw:layer="layout" svg:width="5cm" svg:height="2cm" svg:x="11cm" svg:y="12cm">
          <text:p text:style-name="P2"><text:span text:style-name="T1">Start tourna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8cm" svg:y1="13cm" svg:x2="16cm" svg:y2="13cm" draw:start-shape="id7" draw:start-glue-point="5" draw:end-shape="id8" draw:end-glue-point="1" svg:d="M18000 13000h-501-998-501" svg:viewBox="0 0 2001 1">
          <text:p/>
        </draw:connector>
        <draw:custom-shape draw:style-name="gr4" draw:text-style-name="P4" xml:id="id10" draw:id="id10" draw:layer="layout" svg:width="1cm" svg:height="1cm" svg:x="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s" svg:x1="2.5cm" svg:y1="5cm" svg:x2="4cm" svg:y2="5cm" draw:start-shape="id9" draw:start-glue-point="10" draw:end-shape="id1" draw:end-glue-point="3" svg:d="M2500 5000h501 498 501" svg:viewBox="0 0 1501 1">
          <text:p/>
        </draw:connector>
        <draw:connector draw:style-name="gr2" draw:text-style-name="P3" draw:layer="layout" draw:type="lines" svg:x1="11cm" svg:y1="13cm" svg:x2="9cm" svg:y2="13cm" draw:start-shape="id8" draw:start-glue-point="3" draw:end-shape="id10" draw:end-glue-point="10" svg:d="M11000 13000h-501-998-501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8:04:01.531587452</meta:creation-date>
    <dc:date>2019-03-05T18:20:34.687018864</dc:date>
    <meta:editing-duration>PT1M20S</meta:editing-duration>
    <meta:editing-cycles>1</meta:editing-cycles>
    <meta:document-statistic meta:object-count="23"/>
    <meta:generator>LibreOffice/6.1.4.2$Linux_X86_64 LibreOffice_project/10$Build-2</meta:generator>
  </office:meta>
</office:document-meta>
</file>